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25cm" fo:min-width="4.999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e33b26" draw:marker-start-width="0.35cm" draw:marker-end-width="0.3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1.006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fill="solid" draw:fill-color="#eeeeee" draw:textarea-vertical-align="middle"/>
      <style:paragraph-properties fo:margin-left="0cm" fo:margin-right="0cm" fo:margin-top="0cm" fo:margin-bottom="0.2cm" fo:text-align="center" fo:text-indent="0cm" fo:border="0.43pt solid #000000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.2cm" fo:text-align="center" fo:text-indent="0cm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499cm" svg:height="5.5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cm" svg:height="0.645cm" svg:x="3.168cm" svg:y="0.8cm">
          <draw:text-box>
            <text:p text:style-name="P2"><text:span text:style-name="T1">future2</text:span></text:p>
          </draw:text-box>
        </draw:frame>
        <draw:frame draw:style-name="standard" draw:layer="layout" svg:width="1.005cm" svg:height="2.999cm" svg:x="3.457cm" svg:y="1.511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4">0</text:p>
              </table:table-cell>
            </table:table-row>
            <table:table-row table:style-name="ro1">
              <table:table-cell table:style-name="ce1">
                <text:p text:style-name="P4">1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path draw:style-name="gr3" draw:text-style-name="P5" draw:layer="layout" svg:width="2.378cm" svg:height="0.198cm" draw:transform="rotate (-0.566708408122559) translate (2.10698757119753cm 2.83186894951792cm)" svg:viewBox="0 0 2379 199" svg:d="M2379 0c-445 46-1489 107-2379 199">
          <text:p/>
        </draw:path>
        <draw:frame draw:style-name="standard" draw:layer="layout" svg:width="1.005cm" svg:height="2.999cm" svg:x="0.99cm" svg:y="1.512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4">?</text:p>
              </table:table-cell>
            </table:table-row>
            <table:table-row table:style-name="ro1">
              <table:table-cell table:style-name="ce1">
                <text:p text:style-name="P4">?</text:p>
              </table:table-cell>
            </table:table-row>
            <table:table-row table:style-name="ro1">
              <table:table-cell table:style-name="ce1">
                <text:p text:style-name="P4">?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4" draw:text-style-name="P5" draw:layer="layout" svg:x1="0.8cm" svg:y1="1cm" svg:x2="2.2cm" svg:y2="4.7cm">
          <text:p/>
        </draw:line>
        <draw:line draw:style-name="gr4" draw:text-style-name="P5" draw:layer="layout" svg:x1="2.2cm" svg:y1="1cm" svg:x2="0.8cm" svg:y2="4.7cm">
          <text:p/>
        </draw:line>
        <draw:frame draw:style-name="gr2" draw:text-style-name="P3" draw:layer="layout" svg:width="1.6cm" svg:height="0.645cm" svg:x="0.7cm" svg:y="0.801cm">
          <draw:text-box>
            <text:p text:style-name="P2"><text:span text:style-name="T1">future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5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4-12-21T16:20:31.685689244</dc:date>
    <meta:editing-duration>PT1H50M12S</meta:editing-duration>
    <meta:editing-cycles>25</meta:editing-cycles>
    <meta:generator>LibreOffice/7.4.7.2$Linux_X86_64 LibreOffice_project/40$Build-2</meta:generator>
    <meta:document-statistic meta:object-count="8"/>
  </office:meta>
</office:document-meta>
</file>